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7682b" officeooo:paragraph-rsid="0017682b"/>
    </style:style>
    <style:style style:name="P2" style:family="paragraph" style:parent-style-name="Text_20_body">
      <style:text-properties officeooo:rsid="000fd20f" officeooo:paragraph-rsid="000fd20f"/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2">
      <style:text-properties style:font-name="Liberation Serif" officeooo:paragraph-rsid="00184caa" style:font-name-asian="Liberation Serif"/>
    </style:style>
    <style:style style:name="P6" style:family="paragraph" style:parent-style-name="Text_20_body">
      <style:paragraph-properties fo:text-align="center" style:justify-single-word="false"/>
      <style:text-properties style:font-name="Liberation Serif" style:font-name-asian="Liberation Serif"/>
    </style:style>
    <style:style style:name="P7" style:family="paragraph" style:parent-style-name="Text_20_body">
      <style:text-properties style:font-name="Liberation Serif" fo:font-weight="bold" style:font-name-asian="Liberation Serif" style:font-weight-asian="bold" style:font-weight-complex="bold"/>
    </style:style>
    <style:style style:name="P8" style:family="paragraph" style:parent-style-name="Text_20_body">
      <style:text-properties style:font-name="Liberation Serif" style:font-name-asian="Liberation Serif"/>
    </style:style>
    <style:style style:name="P9" style:family="paragraph" style:parent-style-name="Text_20_body" style:list-style-name="L1">
      <style:text-properties style:font-name="Liberation Serif" style:font-name-asian="Liberation Serif"/>
    </style:style>
    <style:style style:name="P10" style:family="paragraph" style:parent-style-name="Text_20_body" style:list-style-name="L2">
      <style:text-properties style:font-name="Liberation Serif" style:font-name-asian="Liberation Serif"/>
    </style:style>
    <style:style style:name="P11" style:family="paragraph" style:parent-style-name="Text_20_body">
      <style:text-properties style:font-name="Liberation Serif" fo:font-weight="bold" officeooo:rsid="00184caa" officeooo:paragraph-rsid="00184caa" style:font-name-asian="Liberation Serif" style:font-weight-asian="bold" style:font-weight-complex="bold"/>
    </style:style>
    <style:style style:name="P12" style:family="paragraph" style:parent-style-name="Text_20_body" style:list-style-name="L3">
      <style:text-properties style:font-name="Liberation Serif" style:font-name-asian="Liberation Serif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weight="normal" officeooo:rsid="00190d04" officeooo:paragraph-rsid="00190d04" style:font-weight-asian="normal" style:font-weight-complex="normal"/>
    </style:style>
    <style:style style:name="P15" style:family="paragraph" style:parent-style-name="Text_20_body">
      <style:text-properties fo:font-weight="bold" officeooo:rsid="00190d04" officeooo:paragraph-rsid="00190d04" style:font-weight-asian="bold" style:font-weight-complex="bold"/>
    </style:style>
    <style:style style:name="P16" style:family="paragraph" style:parent-style-name="Text_20_body">
      <style:text-properties officeooo:paragraph-rsid="00190d04"/>
    </style:style>
    <style:style style:name="P17" style:family="paragraph" style:parent-style-name="Text_20_body">
      <style:text-properties fo:font-weight="normal" officeooo:rsid="0019a9be" officeooo:paragraph-rsid="0019a9be" style:font-weight-asian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font-weight="normal" officeooo:rsid="0019a9be" officeooo:paragraph-rsid="0019a9be" style:font-weight-asian="normal" style:font-weight-complex="normal"/>
    </style:style>
    <style:style style:name="P19" style:family="paragraph" style:parent-style-name="Heading_20_2">
      <style:text-properties officeooo:paragraph-rsid="0019a9be"/>
    </style:style>
    <style:style style:name="P20" style:family="paragraph" style:parent-style-name="Text_20_body">
      <style:text-properties fo:font-weight="normal" officeooo:rsid="0019a9be" officeooo:paragraph-rsid="001b1b55" style:font-weight-asian="normal" style:font-weight-complex="normal"/>
    </style:style>
    <style:style style:name="P21" style:family="paragraph" style:parent-style-name="Text_20_body">
      <style:text-properties officeooo:paragraph-rsid="001b1b55"/>
    </style:style>
    <style:style style:name="P22" style:family="paragraph" style:parent-style-name="Text_20_body">
      <style:text-properties officeooo:rsid="001b1b55" officeooo:paragraph-rsid="001b1b55"/>
    </style:style>
    <style:style style:name="P23" style:family="paragraph" style:parent-style-name="Text_20_body">
      <style:text-properties fo:font-weight="normal" officeooo:rsid="001cd200" officeooo:paragraph-rsid="001cd200" style:font-weight-asian="normal" style:font-weight-complex="normal"/>
    </style:style>
    <style:style style:name="P24" style:family="paragraph" style:parent-style-name="Text_20_body">
      <style:text-properties fo:font-weight="bold" officeooo:rsid="001cd200" officeooo:paragraph-rsid="001cd200" style:font-weight-asian="bold" style:font-weight-complex="bold"/>
    </style:style>
    <style:style style:name="P25" style:family="paragraph" style:parent-style-name="Text_20_body">
      <style:text-properties officeooo:paragraph-rsid="0019a9be"/>
    </style:style>
    <style:style style:name="P26" style:family="paragraph" style:parent-style-name="Text_20_body">
      <style:text-properties fo:font-weight="normal" officeooo:rsid="001ec9ad" officeooo:paragraph-rsid="001ec9ad" style:font-weight-asian="normal" style:font-weight-complex="normal"/>
    </style:style>
    <style:style style:name="P27" style:family="paragraph" style:parent-style-name="Text_20_body">
      <style:text-properties officeooo:paragraph-rsid="001ec9ad"/>
    </style:style>
    <style:style style:name="P28" style:family="paragraph" style:parent-style-name="Text_20_body">
      <style:text-properties officeooo:rsid="002043f9" officeooo:paragraph-rsid="002043f9"/>
    </style:style>
    <style:style style:name="P29" style:family="paragraph" style:parent-style-name="Text_20_body">
      <style:text-properties fo:font-weight="bold" officeooo:rsid="002043f9" officeooo:paragraph-rsid="002043f9" style:font-weight-asian="bold" style:font-weight-complex="bold"/>
    </style:style>
    <style:style style:name="P30" style:family="paragraph" style:parent-style-name="Text_20_body">
      <style:text-properties fo:font-weight="normal" officeooo:rsid="002043f9" officeooo:paragraph-rsid="002043f9" style:font-weight-asian="normal" style:font-weight-complex="normal"/>
    </style:style>
    <style:style style:name="T1" style:family="text">
      <style:text-properties officeooo:rsid="00184caa"/>
    </style:style>
    <style:style style:name="T2" style:family="text">
      <style:text-properties officeooo:rsid="00103c00"/>
    </style:style>
    <style:style style:name="T3" style:family="text">
      <style:text-properties officeooo:rsid="0010926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erif" style:font-name-asian="Liberation Serif"/>
    </style:style>
    <style:style style:name="T6" style:family="text">
      <style:text-properties style:font-name="Liberation Serif" officeooo:rsid="0010926a" style:font-name-asian="Liberation Serif"/>
    </style:style>
    <style:style style:name="T7" style:family="text">
      <style:text-properties officeooo:rsid="00120a04"/>
    </style:style>
    <style:style style:name="T8" style:family="text">
      <style:text-properties officeooo:rsid="0012ab01"/>
    </style:style>
    <style:style style:name="T9" style:family="text">
      <style:text-properties style:font-name="Liberation Serif" officeooo:rsid="0012ab01" style:font-name-asian="Liberation Serif"/>
    </style:style>
    <style:style style:name="T10" style:family="text">
      <style:text-properties officeooo:rsid="00146f5c"/>
    </style:style>
    <style:style style:name="T11" style:family="text">
      <style:text-properties officeooo:rsid="0015b0a8"/>
    </style:style>
    <style:style style:name="T12" style:family="text">
      <style:text-properties style:font-name="Liberation Serif" officeooo:rsid="0015b0a8" style:font-name-asian="Liberation Serif"/>
    </style:style>
    <style:style style:name="T13" style:family="text">
      <style:text-properties officeooo:rsid="00164bf4"/>
    </style:style>
    <style:style style:name="T14" style:family="text">
      <style:text-properties style:font-name="Liberation Serif" officeooo:rsid="00164bf4" style:font-name-asian="Liberation Serif"/>
    </style:style>
    <style:style style:name="T15" style:family="text">
      <style:text-properties fo:font-variant="normal" fo:text-transform="none" fo:color="#202020" loext:opacity="100%" style:font-name="Liberation Serif" fo:font-size="12pt" fo:letter-spacing="normal" fo:font-style="normal" fo:font-weight="normal" style:font-name-asian="Liberation Serif"/>
    </style:style>
    <style:style style:name="T16" style:family="text">
      <style:text-properties fo:font-variant="normal" fo:text-transform="none" fo:color="#202020" loext:opacity="100%" style:font-name="Liberation Serif" fo:font-size="6.75pt" fo:letter-spacing="normal" fo:font-style="normal" fo:font-weight="normal" style:font-name-asian="Liberation Serif"/>
    </style:style>
    <style:style style:name="T17" style:family="text">
      <style:text-properties fo:font-variant="normal" fo:text-transform="none" fo:color="#202020" loext:opacity="100%" style:font-name="Liberation Serif" fo:letter-spacing="normal" style:font-name-asian="Liberation Serif"/>
    </style:style>
    <style:style style:name="T18" style:family="text">
      <style:text-properties officeooo:rsid="0016af7c"/>
    </style:style>
    <style:style style:name="T19" style:family="text">
      <style:text-properties fo:font-weight="normal" officeooo:rsid="00190d04" style:font-weight-asian="normal" style:font-weight-complex="normal"/>
    </style:style>
    <style:style style:name="T20" style:family="text">
      <style:text-properties style:text-underline-style="none" fo:font-weight="normal" officeooo:rsid="00190d04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19a9be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officeooo:rsid="001b1b55"/>
    </style:style>
    <style:style style:name="T25" style:family="text">
      <style:text-properties fo:font-weight="normal" officeooo:rsid="001b1b55" style:font-weight-asian="normal" style:font-weight-complex="normal"/>
    </style:style>
    <style:style style:name="T26" style:family="text">
      <style:text-properties fo:font-weight="normal" officeooo:rsid="001ec9ad" style:font-weight-asian="normal" style:font-weight-complex="normal"/>
    </style:style>
    <style:style style:name="T27" style:family="text">
      <style:text-properties officeooo:rsid="001ec9ad"/>
    </style:style>
    <style:style style:name="T28" style:family="text">
      <style:text-properties officeooo:rsid="0020373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therBoards</text:p>
      <text:p text:style-name="P2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3"><text:a xlink:type="simple" xlink:href="#__RefHeading___Toc1486_587427068" office:name="Ejercicio 1. Localiza en Internet las especificaciones de cuatro placas base y responde a las siguientes preguntas:" text:style-name="Index_20_Link" text:visited-style-name="Index_20_Link">Ejercicio 1. Localiza en Internet las especificaciones de cuatro placas base y responde a las siguientes preguntas:<text:tab/>1</text:a></text:p>
          <text:p text:style-name="P3"><text:a xlink:type="simple" xlink:href="#__RefHeading___Toc2270_587427068" office:name="Ejercicico 2. Dada la siguiente lista de zócalos: LGA 1200, LGA 1700, Socket AM4, Socket AM5, Socket BGA" text:style-name="Index_20_Link" text:visited-style-name="Index_20_Link">Ejercicico 2. Dada la siguiente lista de zócalos: LGA 1200, LGA 1700, Socket AM4, Socket AM5, Socket BGA<text:tab/>6</text:a></text:p>
          <text:p text:style-name="P3"><text:a xlink:type="simple" xlink:href="#__RefHeading___Toc2372_587427068" office:name="Ejercicio 3. ¿Qué fabricantes de placas base son más conocidos? Enumera cinco de ellas y muestra el enlace a su página web oficial." text:style-name="Index_20_Link" text:visited-style-name="Index_20_Link">Ejercicio 3. ¿Qué fabricantes de placas base son más conocidos? Enumera cinco de ellas y muestra el enlace a su página web oficial.<text:tab/>7</text:a></text:p>
          <text:p text:style-name="P3"><text:a xlink:type="simple" xlink:href="#__RefHeading___Toc2374_587427068" office:name="Ejercicio 4.¿Cuálesson los principales fabricantes de chipsets para placas base? ¿Por qué es importante para el rendimiento de un equipo la elección de un buen chipset?" text:style-name="Index_20_Link" text:visited-style-name="Index_20_Link">Ejercicio 4.¿Cuálesson los principales fabricantes de chipsets para placas base? ¿Por qué es importante para el rendimiento de un equipo la elección de un buen chipset?<text:tab/>7</text:a></text:p>
          <text:p text:style-name="P3"><text:a xlink:type="simple" xlink:href="#__RefHeading___Toc2376_587427068" office:name="Ejercicio 5.Localiza el chipset de tu equipo . Por ejemplo, con CPU-Z puedes ver las características del mismo. ¿Qué rango de procesadores soporta? ¿Cuál es el máximo tamaño de RAM que soporta ese chipset?" text:style-name="Index_20_Link" text:visited-style-name="Index_20_Link">Ejercicio 5.Localiza el chipset de tu equipo . Por ejemplo, con CPU-Z puedes ver las características del mismo. ¿Qué rango de procesadores soporta? ¿Cuál es el máximo tamaño de RAM que soporta ese chipset?<text:tab/>8</text:a></text:p>
          <text:p text:style-name="P3"><text:a xlink:type="simple" xlink:href="#__RefHeading___Toc2378_587427068" office:name="Ejercicio 6.Localiza placas que tengan los siguientes chipsets: Z390, H470, B560, Z740. De la página de Intel, localiza algunas características de estos chipsets." text:style-name="Index_20_Link" text:visited-style-name="Index_20_Link">Ejercicio 6.Localiza placas que tengan los siguientes chipsets: Z390, H470, B560, Z740. De la página de Intel, localiza algunas características de estos chipsets.<text:tab/>8</text:a></text:p>
          <text:p text:style-name="P3"><text:a xlink:type="simple" xlink:href="#__RefHeading___Toc2380_587427068" office:name="Ejercicio 7.En tu tienda favorita online, localiza la placa base más cara e indica que chipset tiene. ¿Qué lo diferencia de otro que pudiera llevar una placa económica?" text:style-name="Index_20_Link" text:visited-style-name="Index_20_Link">Ejercicio 7.En tu tienda favorita online, localiza la placa base más cara e indica que chipset tiene. ¿Qué lo diferencia de otro que pudiera llevar una placa económica?<text:tab/>9</text:a></text:p>
          <text:p text:style-name="P3"><text:a xlink:type="simple" xlink:href="#__RefHeading___Toc3331_587427068" office:name="9.Explica con tus palabras qué es la BIOS del sistema y la diferencia que tiene con respecto a la UEFI moderna." text:style-name="Index_20_Link" text:visited-style-name="Index_20_Link">9.Explica con tus palabras qué es la BIOS del sistema y la diferencia que tiene con respecto a la UEFI moderna.<text:tab/>9</text:a></text:p>
          <text:p text:style-name="P3"><text:a xlink:type="simple" xlink:href="#__RefHeading___Toc3333_587427068" office:name="10. ¿Tu portátil, qué versión de BIOS tiene? ¿De qué manera accedemos al menú de configuración de la BIOS? Averigua de qué manera se actualiza y explícalo." text:style-name="Index_20_Link" text:visited-style-name="Index_20_Link">10. ¿Tu portátil, qué versión de BIOS tiene? ¿De qué manera accedemos al menú de configuración de la BIOS? Averigua de qué manera se actualiza y explícalo.<text:tab/>9</text:a></text:p>
          <text:p text:style-name="P3"><text:a xlink:type="simple" xlink:href="#__RefHeading___Toc3335_587427068" office:name="11. ¿Para qué sirven los zócalos de expansión? Enumera los zócalos que tienen las siguientes placas: GA-8IEX, GA-5AA, GA-8I915P Dual Graphic, GA-X99-Gaming 5." text:style-name="Index_20_Link" text:visited-style-name="Index_20_Link">11. ¿Para qué sirven los zócalos de expansión? Enumera los zócalos que tienen las siguientes placas: GA-8IEX, GA-5AA, GA-8I915P Dual Graphic, GA-X99-Gaming 5.<text:tab/>10</text:a></text:p>
        </text:index-body>
      </text:table-of-content>
      <text:h text:style-name="P4" text:outline-level="1"/>
      <text:h text:style-name="P5" text:outline-level="2"><text:bookmark-start text:name="__RefHeading___Toc1486_587427068"/><text:span text:style-name="T1">Ejercicio 1. Localiza en Internet las especificaciones de cuatro placas base y responde a las siguientes </text:span>preguntas:<text:bookmark-end text:name="__RefHeading___Toc1486_587427068"/></text:h>
      <text:p text:style-name="P6"/>
      <text:p text:style-name="P7"><text:bookmark-start text:name="__RefHeading___Toc2_884928903"/>ASRock H610M-HDV/M.2 (LGA 1700) <text:bookmark-end text:name="__RefHeading___Toc2_884928903"/></text:p>
      <text:p text:style-name="P7"><text:bookmark-start text:name="__RefHeading___Toc10_884928903"/>¿Qué modelo de RAM se puede montar en ellas. Tipo y cantidad?<text:bookmark-end text:name="__RefHeading___Toc10_884928903"/></text:p>
      <text:p text:style-name="P8"><text:tab/><text:span text:style-name="T2">Admite DDR4 unbuffered, con una frecuencia de 3200MHz y con una capacidad de m</text:span><text:span text:style-name="T3">á</text:span><text:span text:style-name="T2">xima de 64 GB. </text:span><text:span text:style-name="T3">Por orto lado con la DDR5 tiene una frecuencia de 5600MHz y 96 GB de RAM.</text:span></text:p>
      <text:p text:style-name="P7"><text:bookmark-start text:name="__RefHeading___Toc12_884928903"/>¿Cuántos slots de memoria tiene y de que tipo?.<text:bookmark-end text:name="__RefHeading___Toc12_884928903"/></text:p>
      <text:p text:style-name="P8"><text:tab/><text:span text:style-name="T3">Tiene 2 ranuras DIMM de 288 pines.</text:span></text:p>
      <text:p text:style-name="P8"><text:bookmark-start text:name="__RefHeading___Toc14_884928903"/><text:span text:style-name="T4">¿Qué zócalo tiene para la tarjeta gráfica?</text:span>.<text:bookmark-end text:name="__RefHeading___Toc14_884928903"/></text:p>
      <text:p text:style-name="P8"><text:tab/><text:span text:style-name="T3">Tiene una ranura de PCIe 4.0 x16 y 1 ranura PCIe 3.0 x1 para expansión.</text:span></text:p>
      <text:p text:style-name="P7"><text:bookmark-start text:name="__RefHeading___Toc16_884928903"/><text:soft-page-break/>¿Qué procesadores soporta y que chipset posee?¿Qué modelo de zócalo de procesador tiene?<text:bookmark-end text:name="__RefHeading___Toc16_884928903"/></text:p>
      <text:p text:style-name="P8"><text:tab/><text:span text:style-name="T3">Soporta: intel 12ª generación 13ª generación y 14ª generación. Tiene un chipset de intel H610 y el zocalo es <text:s/>LGA 1700.</text:span></text:p>
      <text:p text:style-name="P7"><text:bookmark-start text:name="__RefHeading___Toc18_884928903"/>¿La tarjeta de video está integrada?<text:bookmark-end text:name="__RefHeading___Toc18_884928903"/></text:p>
      <text:p text:style-name="P8"><text:tab/><text:span text:style-name="T3">No tiene una GPU integrada.</text:span></text:p>
      <text:p text:style-name="P7"><text:bookmark-start text:name="__RefHeading___Toc20_884928903"/>¿Qué precio tiene cada una de ellas y dónde la encontraste (Url)?.<text:bookmark-end text:name="__RefHeading___Toc20_884928903"/></text:p>
      <text:p text:style-name="Text_20_body"><text:span text:style-name="T5"><text:tab/></text:span><text:span text:style-name="T6">Tiene un precio de 87.20€ en </text:span><text:a xlink:type="simple" xlink:href="https://www.pccomponentes.com/asrock-h610m-hdv-m2?utm_source=chatgpt.com" text:style-name="Internet_20_link" text:visited-style-name="Visited_20_Internet_20_Link"><text:span text:style-name="T6">PcComponentes</text:span></text:a><text:span text:style-name="T6">.</text:span></text:p>
      <text:p text:style-name="P7">¿Cuánto conectores USB tiene y de que tipo?.¿Cuántos slots tiene y de qué tipo?</text:p>
      <text:p text:style-name="P8"><text:tab/><text:span text:style-name="T3">En la DDR4 tiene 4 x USB 3.2 Gen1 y 6 x USB 2.0, además de internamente 1 header USB 3.2 Gen1 y 1 header USB 2.0</text:span></text:p>
      <text:p text:style-name="P8"><text:tab/><text:span text:style-name="T3">En la DDR5 tiene 1 x USB-C 3.2 Gen1, 1 x USB 3.2 Gen1 y 4 x USB 2.0. Internamente 2 headers USB 3.2 Gen 1, 3 headers USB 2.0</text:span></text:p>
      <text:p text:style-name="P8"/>
      <text:p text:style-name="P7"><text:bookmark-start text:name="__RefHeading___Toc26_884928903"/>¿Dispone de conectores PS-2?<text:bookmark-end text:name="__RefHeading___Toc26_884928903"/></text:p>
      <text:p text:style-name="P8"><text:tab/><text:span text:style-name="T3">En el panel trasero tiene 1 conector PS/2 combinado.</text:span></text:p>
      <text:p text:style-name="P8"/>
      <text:p text:style-name="P7"><text:bookmark-start text:name="__RefHeading___Toc28_884928903"/>Factor de forma y/o tamaño.<text:bookmark-end text:name="__RefHeading___Toc28_884928903"/></text:p>
      <text:p text:style-name="P8"><text:tab/><text:span text:style-name="T3">Factor de forma: Micro ATX</text:span></text:p>
      <text:p text:style-name="P8"><text:tab/><text:span text:style-name="T3">Dimensiones: 220 x 193 mm</text:span></text:p>
      <text:p text:style-name="P8"/>
      <text:p text:style-name="P7"><text:bookmark-start text:name="__RefHeading___Toc4_884928903"/>ASUS ROG Maximus Z790 Hero (LGA 1700) <text:bookmark-end text:name="__RefHeading___Toc4_884928903"/></text:p>
      <text:p text:style-name="P7"><text:bookmark-start text:name="__RefHeading___Toc10_884928903 Copia 2"/>¿Qué modelo de RAM se puede montar en ellas. Tipo y cantidad?<text:bookmark-end text:name="__RefHeading___Toc10_884928903 Copia 2"/></text:p>
      <text:p text:style-name="P8"><text:tab/><text:span text:style-name="T7">Tiene 4 ranuras DIMM para memoria DDR5, con una capacidad máxima de 128 GB, soporta una hyperspeed DDR5 y velocidades como por ejemplo hasta 7800+ MT/s</text:span></text:p>
      <text:p text:style-name="P7"><text:bookmark-start text:name="__RefHeading___Toc12_884928903 Copia 2"/>¿Cuántos slots de memoria tiene y de que tipo?.<text:bookmark-end text:name="__RefHeading___Toc12_884928903 Copia 2"/></text:p>
      <text:p text:style-name="P8"><text:tab/><text:span text:style-name="T7">Tiene slots PCIe x16, utiliza especialmente PCIe 5.0 para la GPU y para expansiones hay PCIe 4.0 x4, para almacenamiento 5 ranuras M.2 y 6 puertos SATA III.</text:span></text:p>
      <text:p text:style-name="P7"><text:bookmark-start text:name="__RefHeading___Toc14_884928903 Copia 2"/>¿Qué zócalo tiene para la tarjeta gráfica?.<text:bookmark-end text:name="__RefHeading___Toc14_884928903 Copia 2"/></text:p>
      <text:p text:style-name="P8"><text:tab/><text:span text:style-name="T8">Un PCIe 5.0</text:span></text:p>
      <text:p text:style-name="P7"><text:bookmark-start text:name="__RefHeading___Toc16_884928903 Copia 2"/>¿Qué procesadores soporta y que chipset posee?¿Qué modelo de zócalo de procesador tiene?<text:bookmark-end text:name="__RefHeading___Toc16_884928903 Copia 2"/></text:p>
      <text:p text:style-name="P8"><text:tab/><text:span text:style-name="T8">Chipset <text:s/>Intel Z790 y soporta de la 12ª hasta la 14ª generación y usa un socket LGA 1700 para procesador.</text:span></text:p>
      <text:p text:style-name="P7"><text:bookmark-start text:name="__RefHeading___Toc18_884928903 Copia 2"/><text:soft-page-break/>¿La tarjeta de video está integrada?<text:bookmark-end text:name="__RefHeading___Toc18_884928903 Copia 2"/></text:p>
      <text:p text:style-name="P8"><text:tab/><text:span text:style-name="T8">No esta integrada.</text:span></text:p>
      <text:p text:style-name="P7"><text:bookmark-start text:name="__RefHeading___Toc20_884928903 Copia 2"/>¿Qué precio tiene cada una de ellas y dónde la encontraste (Url)?.<text:bookmark-end text:name="__RefHeading___Toc20_884928903 Copia 2"/></text:p>
      <text:p text:style-name="Text_20_body"><text:span text:style-name="T5"><text:tab/></text:span><text:span text:style-name="T9">En la tienda ofical de ASUS España tiene un precio de 829€ para la </text:span><text:a xlink:type="simple" xlink:href="https://rog.asus.com/es/motherboards/rog-maximus/rog-maximus-z790-hero-model/" text:style-name="Internet_20_link" text:visited-style-name="Visited_20_Internet_20_Link"><text:span text:style-name="T9">ASUS</text:span></text:a><text:span text:style-name="T9"> Store</text:span></text:p>
      <text:p text:style-name="P7"><text:bookmark-start text:name="__RefHeading___Toc22_884928903 Copia 2"/>¿Cuánto conectores USB tiene y de que tipo?.¿Cuántos slots tiene y de qué tipo?<text:bookmark-end text:name="__RefHeading___Toc22_884928903 Copia 2"/></text:p>
      <text:p text:style-name="P8"><text:tab/>2 × Thunderbolt 4 (USB-C), 6 × USB 3.2 Gen 2 (5 tipo A + 1 tipo C) , 4 × USB 3.2 Gen 1 tipo A.<text:line-break/><text:tab/><text:span text:style-name="T8">Conectores internos: </text:span>1 × USB 3.2 Gen 2×2, 2 × headers USB 3.2 Gen 1 <text:span text:style-name="T8">y </text:span>2 × headers USB 2.0.</text:p>
      <text:p text:style-name="P8"><text:bookmark text:name="__RefHeading___Toc24_884928903 Copia 2"/></text:p>
      <text:p text:style-name="P7"><text:bookmark-start text:name="__RefHeading___Toc26_884928903 Copia 2"/>¿Dispone de conectores PS-2?<text:bookmark-end text:name="__RefHeading___Toc26_884928903 Copia 2"/></text:p>
      <text:p text:style-name="P8"><text:tab/><text:span text:style-name="T8">No dispone de PS-2</text:span></text:p>
      <text:p text:style-name="P7"/>
      <text:p text:style-name="P7"/>
      <text:p text:style-name="P7"><text:bookmark-start text:name="__RefHeading___Toc28_884928903 Copia 2"/>Factor de forma y/o tamaño.<text:bookmark-end text:name="__RefHeading___Toc28_884928903 Copia 2"/></text:p>
      <text:p text:style-name="P8"><text:tab/><text:span text:style-name="T8">Factor: ATX estándar.</text:span></text:p>
      <text:p text:style-name="P8"><text:tab/><text:span text:style-name="T8">Tamaño: 305 x 244 mm</text:span></text:p>
      <text:p text:style-name="P8"/>
      <text:p text:style-name="P7">Gigabyte A620M Gaming X (AM5)</text:p>
      <text:p text:style-name="P7"><text:bookmark-start text:name="__RefHeading___Toc10_884928903 Copia 3"/>¿Qué modelo de RAM se puede montar en ellas. Tipo y cantidad?<text:bookmark-end text:name="__RefHeading___Toc10_884928903 Copia 3"/></text:p>
      <text:p text:style-name="P8"><text:tab/><text:span text:style-name="T10">Tiene un tipo de memoria dual chanel SMD DDR5 soporta, admite velocidades de 8000+ MHz y una capacidad máxima de 192GB</text:span></text:p>
      <text:p text:style-name="P7"><text:bookmark-start text:name="__RefHeading___Toc12_884928903 Copia 3"/>¿Cuántos slots de memoria tiene y de que tipo?.<text:bookmark-end text:name="__RefHeading___Toc12_884928903 Copia 3"/></text:p>
      <text:p text:style-name="P8"><text:tab/><text:span text:style-name="T10">Tiene 4 ranuras DIMM tipo SMD DIMMs</text:span></text:p>
      <text:p text:style-name="P7"><text:bookmark-start text:name="__RefHeading___Toc14_884928903 Copia 3"/>¿Qué zócalo tiene para la tarjeta gráfica?.<text:tab/><text:bookmark-end text:name="__RefHeading___Toc14_884928903 Copia 3"/></text:p>
      <text:p text:style-name="P8"><text:tab/><text:span text:style-name="T10">Tiene un </text:span>EZ-Latch：PCIe x16 Slot with Quick Release Design</text:p>
      <text:p text:style-name="P7"><text:bookmark-start text:name="__RefHeading___Toc16_884928903 Copia 3"/>¿Qué procesadores soporta y que chipset posee?¿Qué modelo de zócalo de procesador tiene?<text:bookmark-end text:name="__RefHeading___Toc16_884928903 Copia 3"/></text:p>
      <text:p text:style-name="P8"><text:tab/><text:span text:style-name="T10">Supports AMD Ryzen 7000/8000 y 9000. </text:span><text:span text:style-name="T11">Modelo AMD Socket AM5.</text:span></text:p>
      <text:p text:style-name="P7"><text:bookmark-start text:name="__RefHeading___Toc18_884928903 Copia 3"/>¿La tarjeta de video está integrada?<text:bookmark-end text:name="__RefHeading___Toc18_884928903 Copia 3"/></text:p>
      <text:p text:style-name="P8"><text:tab/><text:span text:style-name="T11">No.</text:span></text:p>
      <text:p text:style-name="P8"><text:bookmark-start text:name="__RefHeading___Toc20_884928903 Copia 3"/><text:span text:style-name="T4">¿</text:span><text:span text:style-name="T4">Qué precio tiene cada una de ellas y dónde la encontraste (Url)?.</text:span><text:bookmark-end text:name="__RefHeading___Toc20_884928903 Copia 3"/></text:p>
      <text:p text:style-name="Text_20_body"><text:span text:style-name="T5"><text:tab/></text:span><text:span text:style-name="T12">Tiene un precio de 144 euros de </text:span><text:a xlink:type="simple" xlink:href="https://www.pccomponentes.com/gigabyte-a620m-gaming-x?srsltid=AfmBOooeKcxUcenis-vQU5hHm1m3pA8bke_ezw2uxkwpCoVeB5a6Yleh" text:style-name="Internet_20_link" text:visited-style-name="Visited_20_Internet_20_Link"><text:span text:style-name="T12">PcComponentes</text:span></text:a></text:p>
      <text:p text:style-name="P7"><text:bookmark-start text:name="__RefHeading___Toc22_884928903 Copia 3"/><text:soft-page-break/>¿Cuánto conectores USB tiene y de que tipo?.<text:bookmark-end text:name="__RefHeading___Toc22_884928903 Copia 3"/></text:p>
      <text:p text:style-name="P8">Cantidad de puertos USB 2.0: 2</text:p>
      <text:list text:style-name="L1">
        <text:list-item>
          <text:p text:style-name="P9">Cantidad de puertos tipo A USB 3.2 Gen 1 (3.1 Gen 1): 2</text:p>
        </text:list-item>
        <text:list-item>
          <text:p text:style-name="P9">Cantidad de puertos tipo C USB 3.2 Gen 1 (3.1 Gen 1): 1</text:p>
        </text:list-item>
        <text:list-item>
          <text:p text:style-name="P9">Cantidad de puertos tipo A USB 3.2 Gen 2 (3.1 Gen 2): 1</text:p>
        </text:list-item>
        <text:list-item>
          <text:p text:style-name="P9">Ethernet LAN (RJ-45) cantidad de puertos: 1</text:p>
        </text:list-item>
        <text:list-item>
          <text:p text:style-name="P9">Puerto de ratón PS/2: 1</text:p>
        </text:list-item>
        <text:list-item>
          <text:p text:style-name="P9">Número de puertos HDMI: 1</text:p>
        </text:list-item>
        <text:list-item>
          <text:p text:style-name="P9">Versión HDMI: 2.1</text:p>
        </text:list-item>
        <text:list-item>
          <text:p text:style-name="P9">Cantidad de DisplayPorts: 1</text:p>
        </text:list-item>
        <text:list-item>
          <text:p text:style-name="P9">Versión de DisplayPort: 1.4</text:p>
        </text:list-item>
        <text:list-item>
          <text:p text:style-name="P9">Salidas para auriculares: 3</text:p>
        </text:list-item>
        <text:list-item>
          <text:p text:style-name="P9">Micrófono, jack de entrada: Si Conector USB: USB tipo A, USB Tipo C</text:p>
          <text:p text:style-name="P9"/>
        </text:list-item>
      </text:list>
      <text:p text:style-name="Text_20_body"><text:span text:style-name="Strong_20_Emphasis"><text:span text:style-name="T5">Interno I/O</text:span></text:span></text:p>
      <text:list text:style-name="L2">
        <text:list-item>
          <text:list>
            <text:list-item>
              <text:p text:style-name="P10">USB 2.0, conectores: 1</text:p>
            </text:list-item>
            <text:list-item>
              <text:p text:style-name="P10">Conectores USB 3.2 Gen 1 (3.1 Gen 1): 2</text:p>
            </text:list-item>
            <text:list-item>
              <text:p text:style-name="P10">Número de conectores SATA III: 4</text:p>
            </text:list-item>
            <text:list-item>
              <text:p text:style-name="P10">Conector de audio en panel frontal: Si</text:p>
            </text:list-item>
            <text:list-item>
              <text:p text:style-name="P10">Conector de panel delantero: Si</text:p>
            </text:list-item>
            <text:list-item>
              <text:p text:style-name="P10">Conector de potencia ATX (24 pines): Si</text:p>
            </text:list-item>
            <text:list-item>
              <text:p text:style-name="P10">Conector de ventilador CPU: Si</text:p>
            </text:list-item>
            <text:list-item>
              <text:p text:style-name="P10">Conector de energía EPS (8-pin): Si</text:p>
            </text:list-item>
            <text:list-item>
              <text:p text:style-name="P10">Conector TPM: Si</text:p>
            </text:list-item>
            <text:list-item>
              <text:p text:style-name="P10">Conector eléctrico de 12 V: Si</text:p>
            </text:list-item>
            <text:list-item>
              <text:p text:style-name="P10">Conector para tiras LED RGB: Si</text:p>
            </text:list-item>
          </text:list>
        </text:list-item>
      </text:list>
      <text:p text:style-name="P7"><text:bookmark-start text:name="__RefHeading___Toc24_884928903 Copia 3"/>¿Cuántos slots tiene y de qué tipo?<text:bookmark-end text:name="__RefHeading___Toc24_884928903 Copia 3"/></text:p>
      <text:p text:style-name="P8"><text:tab/><text:span text:style-name="T13">PCIe x 1, PCIe x 16 y 1 M.2.</text:span></text:p>
      <text:p text:style-name="P7"><text:bookmark-start text:name="__RefHeading___Toc26_884928903 Copia 3"/>¿Dispone de conectores PS-2?<text:bookmark-end text:name="__RefHeading___Toc26_884928903 Copia 3"/></text:p>
      <text:p text:style-name="P8"><text:tab/>No</text:p>
      <text:p text:style-name="P7"><text:bookmark-start text:name="__RefHeading___Toc28_884928903 Copia 3"/>Factor de forma y/o tamaño. <text:bookmark-end text:name="__RefHeading___Toc28_884928903 Copia 3"/></text:p>
      <text:p text:style-name="P8"><text:soft-page-break/><text:tab/><text:span text:style-name="T13">Factor: Micro ATX</text:span></text:p>
      <text:p text:style-name="P8"><text:tab/><text:span text:style-name="T13">Tamaño: 244 x 244 mm</text:span></text:p>
      <text:p text:style-name="Text_20_body"><text:bookmark-start text:name="__RefHeading___Toc8_884928903"/><text:span text:style-name="Strong_20_Emphasis"><text:span text:style-name="T5">ASUS ROG Crosshair X670E Hero (AM5)</text:span></text:span><text:span text:style-name="T5"> </text:span><text:bookmark-end text:name="__RefHeading___Toc8_884928903"/></text:p>
      <text:p text:style-name="P7"><text:bookmark-start text:name="__RefHeading___Toc10_884928903 Copia 4"/>¿Qué modelo de RAM se puede montar en ellas. Tipo y cantidad?¿Cuántos slots de memoria tiene y de que tipo?.<text:bookmark-end text:name="__RefHeading___Toc10_884928903 Copia 4"/></text:p>
      <text:p text:style-name="P8"><text:tab/><text:span text:style-name="T13">4 x DIMM DRR5 con un maximo de 192 GB, dual chanel.</text:span></text:p>
      <text:p text:style-name="P7"><text:bookmark-start text:name="__RefHeading___Toc14_884928903 Copia 4"/>¿Qué zócalo tiene para la tarjeta gráfica?.<text:bookmark-end text:name="__RefHeading___Toc14_884928903 Copia 4"/></text:p>
      <text:p text:style-name="P8"><text:tab/><text:span text:style-name="T13">1 x PCIe 5.0 x16</text:span></text:p>
      <text:p text:style-name="P11"><text:bookmark-start text:name="__RefHeading___Toc16_884928903 Copia 4"/>¿Qué procesadores soporta y que chipset posee?¿Qué modelo de zócalo de procesador tiene?<text:bookmark-end text:name="__RefHeading___Toc16_884928903 Copia 4"/></text:p>
      <text:p text:style-name="P8"><text:tab/><text:span text:style-name="T13">Zócalo</text:span> <text:span text:style-name="T13">AM5 y chipset AMD X670E y son compatibles con AMD ryzen 7000/8000/9000.</text:span></text:p>
      <text:p text:style-name="P7"/>
      <text:p text:style-name="P7"/>
      <text:p text:style-name="P7"><text:bookmark-start text:name="__RefHeading___Toc18_884928903 Copia 4"/>¿La tarjeta de video está integrada?<text:bookmark-end text:name="__RefHeading___Toc18_884928903 Copia 4"/></text:p>
      <text:p text:style-name="P8"><text:tab/><text:span text:style-name="T13">No</text:span></text:p>
      <text:p text:style-name="P7">¿Qué precio tiene cada una de ellas y dónde la encontraste (Url)?.</text:p>
      <text:p text:style-name="Text_20_body"><text:span text:style-name="T5"><text:tab/></text:span><text:span text:style-name="T14">Tiene un precio de 527€ en </text:span><text:a xlink:type="simple" xlink:href="https://www.pccomponentes.com/asus-rog-crosshair-x670e-hero?srsltid=AfmBOorwqrK6RDfz69Ca2q3mhDTO03GDQkqWUtaZ_-lszFNytXpqeaAB" text:style-name="Internet_20_link" text:visited-style-name="Visited_20_Internet_20_Link"><text:span text:style-name="T14">PcComponentes</text:span></text:a><text:span text:style-name="T14">.</text:span></text:p>
      <text:p text:style-name="P7"><text:bookmark-start text:name="__RefHeading___Toc22_884928903 Copia 4"/>¿Cuánto conectores USB tiene y de que tipo?.<text:bookmark-end text:name="__RefHeading___Toc22_884928903 Copia 4"/></text:p>
      <text:p text:style-name="Text_20_body"><text:span text:style-name="T5"><text:tab/></text:span><text:span text:style-name="Strong_20_Emphasis"><text:span text:style-name="T15">Rear USB (Total 12 ports)</text:span></text:span><text:span text:style-name="T5"><text:line-break/></text:span><text:span text:style-name="T15">2 x USB4</text:span><text:span text:style-name="T16">®</text:span><text:span text:style-name="T17"> </text:span><text:span text:style-name="T15">ports with Intel</text:span><text:span text:style-name="T16">®</text:span><text:span text:style-name="T17"> </text:span><text:span text:style-name="T15">JHL8540 USB4</text:span><text:span text:style-name="T16">®</text:span><text:span text:style-name="T17"> </text:span><text:span text:style-name="T15">controller (2 x USB Type-C</text:span><text:span text:style-name="T16">®</text:span><text:span text:style-name="T15">) </text:span><text:span text:style-name="T5"><text:line-break/></text:span><text:span text:style-name="T15">1 x USB 3.2 Gen 2x2 port(s) (1 x USB Type-C</text:span><text:span text:style-name="T16">®</text:span><text:span text:style-name="T15">)</text:span><text:span text:style-name="T5"><text:line-break/></text:span><text:span text:style-name="T15">9 x USB 3.2 Gen 2 port(s) (8 x Type-A + 1 x USB Type-C</text:span><text:span text:style-name="T16">®</text:span><text:span text:style-name="T15">)</text:span><text:span text:style-name="T5"> </text:span></text:p>
      <text:p text:style-name="Text_20_body"><text:span text:style-name="T5"><text:tab/></text:span><text:span text:style-name="Strong_20_Emphasis"><text:span text:style-name="T15">Front USB (Total 11 ports)</text:span></text:span><text:span text:style-name="T5"><text:line-break/></text:span><text:span text:style-name="T15">1 x USB 3.2 Gen 2x2 connector (supports USB Type-C</text:span><text:span text:style-name="T16">®</text:span><text:span text:style-name="T17"> </text:span><text:span text:style-name="T15">with up to 60W PD/QC4+)*</text:span><text:span text:style-name="T5"><text:line-break/></text:span><text:span text:style-name="T15">2 x USB 3.2 Gen 1 headers) support additional 4 USB 3.2 Gen 1 ports</text:span><text:span text:style-name="T5"><text:line-break/></text:span><text:span text:style-name="T15">3 x USB 2.0 headers support additional 6 USB 2.0 ports</text:span><text:span text:style-name="T5"> </text:span></text:p>
      <text:p text:style-name="P7"><text:bookmark-start text:name="__RefHeading___Toc24_884928903 Copia 4"/>¿Cuántos slots tiene y de qué tipo?<text:bookmark-end text:name="__RefHeading___Toc24_884928903 Copia 4"/></text:p>
      <text:p text:style-name="P8"><text:tab/>2 x PCIe 5.0 x16 slots (supports x16 or x8/x8 mode(s)*</text:p>
      <text:list text:style-name="L3">
        <text:list-header>
          <text:p text:style-name="P12">1 x PCIe 4.0 x1 slots</text:p>
        </text:list-header>
      </text:list>
      <text:p text:style-name="P8"/>
      <text:p text:style-name="P8"><text:bookmark-start text:name="__RefHeading___Toc26_884928903 Copia 4"/><text:span text:style-name="T4">¿</text:span><text:span text:style-name="T4">Dispone de conectores PS-2?</text:span><text:bookmark-end text:name="__RefHeading___Toc26_884928903 Copia 4"/></text:p>
      <text:p text:style-name="P8"><text:tab/>No</text:p>
      <text:p text:style-name="P7"><text:bookmark-start text:name="__RefHeading___Toc28_884928903 Copia 4"/>Factor de forma y/o tamaño.<text:bookmark-end text:name="__RefHeading___Toc28_884928903 Copia 4"/></text:p>
      <text:p text:style-name="P8"><text:soft-page-break/><text:tab/><text:span text:style-name="T18">Factor: Atx<text:line-break/><text:tab/>Tamaño: 305 x 244 mm</text:span></text:p>
      <text:p text:style-name="P8"/>
      <text:h text:style-name="Heading_20_2" text:outline-level="2"><text:bookmark-start text:name="__RefHeading___Toc2270_587427068"/>Ejercicico 2. Dada la siguiente lista de zócalos: LGA 1200, LGA 1700, Socket AM4, Socket AM5, Socket BGA<text:bookmark-end text:name="__RefHeading___Toc2270_587427068"/></text:h>
      <text:p text:style-name="Text_20_body"/>
      <text:p text:style-name="P13">LGA 1200</text:p>
      <text:p text:style-name="P13">Marca de procesadores compatibles.</text:p>
      <text:p text:style-name="P14">Intel, procesadores 10ª generación y 11ª generación.</text:p>
      <text:p text:style-name="P13">Tipo de conexión: LGA, PGA</text:p>
      <text:p text:style-name="P14">LGA(Land Grid Array)</text:p>
      <text:p text:style-name="P14"/>
      <text:p text:style-name="P15">LGA 1700</text:p>
      <text:p text:style-name="P15">Marca de procesadores compatibles.</text:p>
      <text:p text:style-name="P14">Intel, procesadores 12ª generación, 13ª generación y 14ª generación.</text:p>
      <text:p text:style-name="P15"><text:s/>Tipo de conexión: LGA, PGA</text:p>
      <text:p text:style-name="P14">LGA</text:p>
      <text:p text:style-name="P14"/>
      <text:p text:style-name="P15">Socket AM4</text:p>
      <text:p text:style-name="P15">Marca de procesadores compatibles.</text:p>
      <text:p text:style-name="P14">AMD, procesador AMD desde 1ª generación hasta 5ª generación.</text:p>
      <text:p text:style-name="P15"><text:s/>Tipo de conexión: LGA, PGA</text:p>
      <text:p text:style-name="P14">PGA</text:p>
      <text:p text:style-name="P14"/>
      <text:p text:style-name="P15">Socket AM5</text:p>
      <text:p text:style-name="P15">Marca de procesadores compatibles.</text:p>
      <text:p text:style-name="P16"><text:span text:style-name="T19">AMD, </text:span><text:span text:style-name="T20">procesador</text:span><text:span text:style-name="T19"> AMD </text:span><text:span text:style-name="Strong_20_Emphasis"><text:span text:style-name="T21">Ryzen 7000 Series (arquitectura Zen 4)</text:span></text:span><text:span text:style-name="T21"> y posteriores. </text:span></text:p>
      <text:p text:style-name="P15"><text:s/>Tipo de conexión: LGA, PGA</text:p>
      <text:p text:style-name="P14">LGA</text:p>
      <text:p text:style-name="P14"/>
      <text:p text:style-name="P15">Socket BGA </text:p>
      <text:p text:style-name="P15"><text:soft-page-break/>Marca de procesadores compatibles.</text:p>
      <text:p text:style-name="P17">Intel y AMD</text:p>
      <text:p text:style-name="P15">¿A qué propósito están destinados equipos con socket BGA?</text:p>
      <text:p text:style-name="P17">Esta destinado a equipos pequeños donde el espacio sea reducido, como por ejemplo: los portatiles o mini Pcs.</text:p>
      <text:p text:style-name="P17"/>
      <text:p text:style-name="P17"/>
      <text:p text:style-name="P17"/>
      <text:p text:style-name="P17"/>
      <text:p text:style-name="P17"/>
      <text:p text:style-name="P17"/>
      <text:h text:style-name="Heading_20_2" text:outline-level="2"><text:bookmark-start text:name="__RefHeading___Toc2372_587427068"/><text:span text:style-name="T22">Ejercicio</text:span> 3. ¿Qué fabricantes de placas base son más conocidos? Enumera cinco de ellas y muestra el enlace a su página web oficial.<text:bookmark-end text:name="__RefHeading___Toc2372_587427068"/></text:h>
      <text:p text:style-name="P17">1. <text:a xlink:type="simple" xlink:href="https://www.asus.com/" text:style-name="Internet_20_link" text:visited-style-name="Visited_20_Internet_20_Link">Asus</text:a></text:p>
      <text:p text:style-name="P17">2. <text:a xlink:type="simple" xlink:href="https://www.msi.com/" text:style-name="Internet_20_link" text:visited-style-name="Visited_20_Internet_20_Link">MSI</text:a></text:p>
      <text:p text:style-name="P17">3. <text:a xlink:type="simple" xlink:href="https://www.gigabyte.com/" text:style-name="Internet_20_link" text:visited-style-name="Visited_20_Internet_20_Link">GigaByte</text:a></text:p>
      <text:p text:style-name="P18">4. <text:a xlink:type="simple" xlink:href="https://www.asrock.com/" text:style-name="Internet_20_link" text:visited-style-name="Visited_20_Internet_20_Link"><text:span text:style-name="T23">ASRock</text:span></text:a></text:p>
      <text:p text:style-name="P17">5. <text:a xlink:type="simple" xlink:href="https://www.evga.com/" text:style-name="Internet_20_link" text:visited-style-name="Visited_20_Internet_20_Link">EVGA</text:a></text:p>
      <text:h text:style-name="P19" text:outline-level="2"><text:bookmark-start text:name="__RefHeading___Toc2374_587427068"/><text:span text:style-name="T22">Ejercicio</text:span> 4.¿Cuálesson los principales fabricantes de chipsets para placas base? ¿Por qué es importante para el rendimiento de un equipo la elección de un buen chipset?<text:bookmark-end text:name="__RefHeading___Toc2374_587427068"/></text:h>
      <text:p text:style-name="P17">Los principales fabricantes son AMD y Intel.</text:p>
      <text:p text:style-name="P17"/>
      <text:p text:style-name="P17">Es importante tener un buen chipset porque:</text:p>
      <text:p text:style-name="P17">-El chipset define que funciones tendrá la placa base.</text:p>
      <text:p text:style-name="P17">-Influye en la capacidad de actualizaciones para la CPUs ayudandola en potencia, overclocking, etc.</text:p>
      <text:p text:style-name="P17">-Con un mal chipset pueden haber cuellos de botella.</text:p>
      <text:p text:style-name="P17">-<text:span text:style-name="T24">Es importante elegir el chipset especifico para algo, por ejemplo: juegos, edición, etc.</text:span></text:p>
      <text:h text:style-name="P19" text:outline-level="2"><text:soft-page-break/></text:h>
      <text:h text:style-name="P19" text:outline-level="2"><text:bookmark-start text:name="__RefHeading___Toc2376_587427068"/><text:span text:style-name="T22">Ejercicio</text:span> 5.Localiza el chipset de tu equipo . Por ejemplo, con CPU-Z puedes ver las características del mismo. ¿Qué rango de procesadores soporta? ¿Cuál es el máximo tamaño de RAM que soporta ese chipset?<text:bookmark-end text:name="__RefHeading___Toc2376_587427068"/></text:h>
      <text:p text:style-name="P20">Chipset AMD Ryzen SOc Rec. 00 </text:p>
      <text:p text:style-name="P20">Southbridge AMD FCH Rev.51 </text:p>
      <text:p text:style-name="P20">Motherboard ASUSTek COMPUTER INC. </text:p>
      <text:p text:style-name="P20">Model GA403UM </text:p>
      <text:p text:style-name="P20"/>
      <text:p text:style-name="P21"><text:span text:style-name="T25">Soporta un rango AMD Ryzen 7040 serires </text:span>(arquitectura Zen 4, 4 nm).</text:p>
      <text:p text:style-name="P22">RAM máximo: 64GB de memoria DDR5.</text:p>
      <text:h text:style-name="P19" text:outline-level="2"><text:bookmark-start text:name="__RefHeading___Toc2378_587427068"/><text:span text:style-name="T22">Ejercicio</text:span> 6.Localiza placas que tengan los siguientes chipsets: Z390, H470, B560, Z740. De la página de Intel, localiza algunas características de estos chipsets.<text:bookmark-end text:name="__RefHeading___Toc2378_587427068"/></text:h>
      <text:p text:style-name="P23"/>
      <text:p text:style-name="P24">Z390</text:p>
      <text:p text:style-name="P23">Soporte para USB 3.1 (hasta 6 puertos Gen2 10Gb/s, hasta 10 puertos Gen1 5Gb/s).<text:line-break/>Hasta 6 puertos SATA 6Gb/s. <text:line-break/>Configuraciones PCIe de procesador: 1×16 o 2×8 o 1×8 + 2×4.</text:p>
      <text:p text:style-name="P23"/>
      <text:p text:style-name="P24">H470</text:p>
      <text:p text:style-name="P24"><text:span text:style-name="T21">TDP de 6 W.<text:line-break/>14 puertos USB en total (hasta 8 USB 3.2 – 4 de ellos Gen2 10 Gb/s) y 6 puertos SATA 6Gb/s.</text:span><text:line-break/></text:p>
      <text:p text:style-name="P24">B560</text:p>
      <text:p text:style-name="P23">Hasta 6 puertos USB 3.2 (incluye hasta 2 de tipo Gen2x2 20Gb/s) y 12 puertos USB 2.0.<text:line-break/>Hasta 6 puertos SATA 6Gb/s. <text:line-break/></text:p>
      <text:p text:style-name="P23"/>
      <text:p text:style-name="P23"/>
      <text:p text:style-name="P23"/>
      <text:p text:style-name="P24"><text:soft-page-break/>Z740</text:p>
      <text:p text:style-name="P23">Hasta 10 puertos 3.1 Gen1 5Gb/s y 14 USB 2.0.</text:p>
      <text:p text:style-name="P23">Hasta 6 puertos SATA Gb/s. </text:p>
      <text:h text:style-name="P19" text:outline-level="2"><text:bookmark-start text:name="__RefHeading___Toc2380_587427068"/><text:span text:style-name="T22">Ejercicio</text:span> 7.En tu tienda favorita online, localiza la placa base más cara e indica que chipset tiene. ¿Qué lo diferencia de otro que pudiera llevar una placa económica?<text:bookmark-end text:name="__RefHeading___Toc2380_587427068"/></text:h>
      <text:p text:style-name="P25"/>
      <text:p text:style-name="P17"><text:a xlink:type="simple" xlink:href="https://www.pccomponentes.com/placa-base-asus-rog-crosshair-x870e-extreme-zocalo-am5-atx-extendida-wi-fi-7-10g-lan-rgb" text:style-name="Internet_20_link" text:visited-style-name="Visited_20_Internet_20_Link"><text:span text:style-name="Strong_20_Emphasis">ASUS ROG CROSSHAIR X870E EXTREME</text:span> </text:a></text:p>
      <text:p text:style-name="P26">Utiliza un chipset AMD X870E.</text:p>
      <text:p text:style-name="P26">Las diferencias con una placa económicason:</text:p>
      <text:p text:style-name="P27"><text:span text:style-name="T26">-Soporte para funciones premium: </text:span>M.2 múltiples de última generación (PCIe 5.0), conectividad Wi-Fi 7, LAN de 10 Gbps. </text:p>
      <text:p text:style-name="P27">-<text:span text:style-name="T27">Buena capacidad para ampliación teniendo un mayor número de ranuras.</text:span></text:p>
      <text:p text:style-name="P27">-<text:span text:style-name="T27">Mejores componentes, garantía, refrigeración, etc.</text:span></text:p>
      <text:p text:style-name="P27">-<text:span text:style-name="T27">Chipset de gama muy alta.</text:span></text:p>
      <text:p text:style-name="P27"/>
      <text:h text:style-name="Heading_20_2" text:outline-level="2"><text:bookmark-start text:name="__RefHeading___Toc3331_587427068"/>9.Explica con tus palabras qué es la BIOS del sistema y la diferencia que tiene con respecto a la UEFI moderna.<text:bookmark-end text:name="__RefHeading___Toc3331_587427068"/></text:h>
      <text:p text:style-name="Text_20_body"><text:tab/><text:span text:style-name="T28">La función principal de la BIOS es iniciar el hardware del sistema cuando encendemos el ordenador y cargar el sistema <text:s/>operativo, además nos permite acceder al menú de configuración donde se pueden ajustar opciones del hardware. La UEFI a diferencia de la BIOS es una versión mejorada de ella donde, la interfaz gráfica es mejorada dejandonos usar el ratón, soporta disco de más de 2TB, es mas rápida y incluye el Secure Boot.</text:span></text:p>
      <text:h text:style-name="Heading_20_2" text:outline-level="2"><text:bookmark-start text:name="__RefHeading___Toc3333_587427068"/>10. ¿Tu portátil, qué versión de BIOS tiene? ¿De qué manera accedemos al menú de configuración de la BIOS? Averigua de qué manera se actualiza y explícalo.<text:bookmark-end text:name="__RefHeading___Toc3333_587427068"/></text:h>
      <text:p text:style-name="Text_20_body"><text:tab/>Versión y fecha de BIOS<text:tab/>American Megatrends International, LLC. GA403UM.309, 19/09/2025. <text:span text:style-name="T28">En mi caso puedo acceder pulsando F2 al encender en equipo. Deberas visitar la página oficial del fabricante, buscar la versión mas reciente descargarlo y ejecutar el archivo, después se reiniciara el ordenador y se actualizara.</text:span></text:p>
      <text:p text:style-name="Text_20_body"/>
      <text:p text:style-name="Text_20_body"/>
      <text:h text:style-name="Heading_20_2" text:outline-level="2"><text:bookmark-start text:name="__RefHeading___Toc3335_587427068"/><text:soft-page-break/>11. ¿Para qué sirven los zócalos de expansión? Enumera los zócalos que tienen las siguientes placas: GA-8IEX, GA-5AA, GA-8I915P Dual Graphic, GA-X99-Gaming 5.<text:bookmark-end text:name="__RefHeading___Toc3335_587427068"/></text:h>
      <text:p text:style-name="Text_20_body"/>
      <text:p text:style-name="P28">Los zócalos de expansión sirven para añadir tarjetas adicionales para aumentar la capacidad el ordenador.</text:p>
      <text:p text:style-name="P28"/>
      <text:p text:style-name="P29">GA-8IEX</text:p>
      <text:p text:style-name="P30">1 x AGP 4X</text:p>
      <text:p text:style-name="P30">6 x PCI 2.2</text:p>
      <text:p text:style-name="P30"/>
      <text:p text:style-name="P29">GA-5AA</text:p>
      <text:p text:style-name="P30">1 x AGP</text:p>
      <text:p text:style-name="P30">2 x ISA</text:p>
      <text:p text:style-name="P30">3 x PCI</text:p>
      <text:p text:style-name="P30"/>
      <text:p text:style-name="P29">GA-8I915P</text:p>
      <text:p text:style-name="P30">1 x PCI Express x16</text:p>
      <text:p text:style-name="P30">3 x PCI Express x1</text:p>
      <text:p text:style-name="P30">1 x PCI</text:p>
      <text:p text:style-name="P30"/>
      <text:p text:style-name="P29">GA-X99-Gaming 5</text:p>
      <text:p text:style-name="P30">2 x PCI Express x16</text:p>
      <text:p text:style-name="P30">3 x PCI Express x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font-weight="bold" officeooo:rsid="00164bf4" officeooo:paragraph-rsid="00164bf4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Yeray Trejo Sánchez DAM 1º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6T16:14:01.672000000</meta:creation-date>
    <meta:generator>LibreOffice/25.8.2.2$Windows_X86_64 LibreOffice_project/d401f2107ccab8f924a8e2df40f573aab7605b6f</meta:generator>
    <dc:date>2025-10-28T15:25:13.193228800</dc:date>
    <meta:editing-duration>PT1H13M5S</meta:editing-duration>
    <meta:editing-cycles>14</meta:editing-cycles>
    <meta:document-statistic meta:table-count="0" meta:image-count="0" meta:object-count="0" meta:page-count="10" meta:paragraph-count="206" meta:word-count="2131" meta:character-count="11864" meta:non-whitespace-character-count="9891"/>
  </office:meta>
</office:document-meta>
</file>